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18_09-15-33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18_02-57-32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3-18_10-32-00_000.jpg</text:p>
          </table:table-cell>
          <table:table-cell table:style-name="ce27" office:value-type="string">
            <text:p>:m :th,mysl / topic=~ / content=俺は、縄文のようなもの、その人たちが奉じていたもの、信仰[しんぎょう]していたものに、殉じよう。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th,mysl / topic=~ / content=俺は、縄文のようなもの、その人たちが奉じていたもの、信仰[しんぎょう]していたものに、殉じよう。,other=~ / lang=ja">
            <text:p>:m :th,mysl / topic=~ / content=俺は、縄文のようなもの、その人たちが奉じていたもの、信仰[しんぎょう]していたものに、殉じよう。,other=~ / lang=ja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18_15-26-08_000.jpg</text:p>
          </table:table-cell>
          <table:table-cell table:style-name="ce26" office:value-type="string">
            <text:p>:m #*# / memo:other(m:other) / topic=, about=,other=,id=~,content=QQQ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/ memo:other(m:other) / topic=, about=,other=,id=~,content=QQQ">
            <text:p>:m #*# / memo:other(m:other) / topic=, about=,other=,id=~,content=QQQ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18_14-38-46_000.jpg</text:p>
          </table:table-cell>
          <table:table-cell table:style-name="ce26" office:value-type="string">
            <text:p>:m #*# RES / free# S87DP9 記事読み / id=5352(browser=yan) / media=ei / theme=パレスチナ：ガザ：ID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free# S87DP9 記事読み / id=5352(browser=yan) / media=ei / theme=パレスチナ：ガザ：ID,content=~,w=~ / genre=~ / other=~">
            <text:p>:m #*# RES / free# S87DP9 記事読み / id=5352(browser=yan) / media=ei / theme=パレスチナ：ガザ：ID,content=~,w=~ / genre=~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18_10-30-27_000.jpg</text:p>
          </table:table-cell>
          <table:table-cell table:style-name="ce26" office:value-type="string">
            <text:p>:m #*# RES / JVEMV6 64#126.01_mooshi:梁恵王上 / 『孟子』 著者=~,校注=~ / p.7 / w=,topic=~,other=時系列：孟子、魏国（戦国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126.01_mooshi:梁恵王上 / 『孟子』 著者=~,校注=~ / p.7 / w=,topic=~,other=時系列：孟子、魏国（戦国）">
            <text:p>:m #*# RES / JVEMV6 64#126.01_mooshi:梁恵王上 / 『孟子』 著者=~,校注=~ / p.7 / w=,topic=~,other=時系列：孟子、魏国（戦国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18_12-18-24_000.jpg</text:p>
          </table:table-cell>
          <table:table-cell table:style-name="ce26" office:value-type="string">
            <text:p>:m 1*1 RES / JVEMV6 64#250_amemiya / 『田中正造の人と生涯』 著者=雨宮義人,校注=~ / p.32 / w=,topic=,publisher=~,other=QQQ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1*1 RES / JVEMV6 64#250_amemiya / 『田中正造の人と生涯』 著者=雨宮義人,校注=~ / p.32 / w=,topic=,publisher=~,other=QQQ">
            <text:p>:m 1*1 RES / JVEMV6 64#250_amemiya / 『田中正造の人と生涯』 著者=雨宮義人,校注=~ / p.32 / w=,topic=,publisher=~,other=QQQ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 office:value-type="string">
            <text:p>2023-03-18_02-57-22_000.jpg</text:p>
          </table:table-cell>
          <table:table-cell table:style-name="ce27" office:value-type="string">
            <text:p>:m other / log / 寝る前　ウェブ閲覧　記録　（for オナニー） / 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17_21-00-1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18_12-52-0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string" office:string-value=":m #*# RES / JVEMV6 64#252_sennoo_gekitai / 『図解　洗脳撃退マニュアル』 著者=高橋紳吾、監修,校注=~ / p.42 / w=QQQ,topic=~,publisher=~,other=~">
            <text:p>:m #*# RES / JVEMV6 64#252_sennoo_gekitai / 『図解　洗脳撃退マニュアル』 著者=高橋紳吾、監修,校注=~ / p.42 / w=QQQ,topic=~,publisher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8" office:value-type="string">
            <text:p>2023-03-18_09-31-3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3-18_15-25-08_000.jpg</text:p>
          </table:table-cell>
          <table:table-cell table:style-name="ce26" office:value-type="string">
            <text:p>:m #*# RES / JVEMV6 64#252_sennoo_gekitai / 『図解　洗脳撃退マニュアル』 著者=高橋紳吾、監修,校注=~ / p.42 / w=QQQ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52_sennoo_gekitai / 『図解　洗脳撃退マニュアル』 著者=高橋紳吾、監修,校注=~ / p.42 / w=QQQ,topic=~,publisher=~,other=~">
            <text:p>:m #*# RES / JVEMV6 64#252_sennoo_gekitai / 『図解　洗脳撃退マニュアル』 著者=高橋紳吾、監修,校注=~ / p.42 / w=QQQ,topic=~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8" office:value-type="string">
            <text:p>2023-03-18_17-07-53_000.jpg</text:p>
          </table:table-cell>
          <table:table-cell table:style-name="ce26" office:value-type="string">
            <text:p>:m 1*1 RES / JVEMV6 64#245_shuukyoo_yamaori_etal / 『日本人の宗教とは何か』 著者=山折哲雄、編著,校注=~ / p.25 / w=『常陸国風土記』,topic=卑弥呼；三輪山；纏向；,publisher=~,other=ske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45_shuukyoo_yamaori_etal / 『日本人の宗教とは何か』 著者=山折哲雄、編著,校注=~ / p.25 / w=『常陸国風土記』,topic=卑弥呼；三輪山；纏向；,publisher=~,other=ske+">
            <text:p>:m 1*1 RES / JVEMV6 64#245_shuukyoo_yamaori_etal / 『日本人の宗教とは何か』 著者=山折哲雄、編著,校注=~ / p.25 / w=『常陸国風土記』,topic=卑弥呼；三輪山；纏向；,publisher=~,other=ske+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8">2023/03/18</text:date>, <text:time>18:02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8T18:02:16.48</dc:date>
    <dc:creator>iwabuchi ken</dc:creator>
    <meta:editing-duration>P55DT2H19M50S</meta:editing-duration>
    <meta:editing-cycles>17744</meta:editing-cycles>
    <meta:document-statistic meta:table-count="2" meta:cell-count="921" meta:object-count="0"/>
    <meta:user-defined meta:name="qrichtext">1</meta:user-defined>
  </office:meta>
</office:document-meta>
</file>